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74549"/>
    </style:style>
    <style:style style:name="P2" style:family="paragraph">
      <style:paragraph-properties fo:text-align="center"/>
    </style:style>
    <style:style style:name="T1" style:family="text">
      <style:text-properties officeooo:rsid="00074549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style:style style:name="gr1" style:family="graphic">
      <style:graphic-properties draw:fill-color="#94bd5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dcff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23b8dc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.831cm" svg:y="1.083cm" svg:width="14.457cm" draw:z-index="0"><draw:text-box fo:min-height="9.691cm"><text:p text:style-name="P1"><draw:rect text:anchor-type="paragraph" draw:z-index="1" draw:style-name="gr1" draw:text-style-name="P2" svg:width="13.054cm" svg:height="2.449cm" svg:x="0.639cm" svg:y="0.718cm"><text:p text:style-name="P2">Top Level Class</text:p></draw:rect><draw:rect text:anchor-type="paragraph" draw:z-index="2" draw:style-name="gr2" draw:text-style-name="P2" svg:width="13.098cm" svg:height="5.933cm" svg:x="0.594cm" svg:y="3.364cm"><text:p text:style-name="P2">Nested Class</text:p></draw:rect><draw:rect text:anchor-type="paragraph" draw:z-index="3" draw:style-name="gr3" draw:text-style-name="P2" svg:width="4.41cm" svg:height="3.243cm" svg:x="0.991cm" svg:y="3.893cm"><text:p text:style-name="P2">Inner Class</text:p></draw:rect><draw:rect text:anchor-type="paragraph" draw:z-index="4" draw:style-name="gr4" draw:text-style-name="P2" svg:width="4.543cm" svg:height="3.197cm" svg:x="8.729cm" svg:y="5.51cm"><text:p text:style-name="P2">Static Class</text:p></draw:rect><draw:rect text:anchor-type="paragraph" draw:z-index="5" draw:style-name="gr5" draw:text-style-name="P2" svg:width="10.358cm" svg:height="5.381cm" svg:x="3.067cm" svg:y="3.695cm"><text:p text:style-name="P2">Member Class</text:p><text:p text:style-name="P2"/><text:p text:style-name="P2"/><text:p text:style-name="P2"/></draw:rect><text:span text:style-name="T1">Java Clas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grui </meta:initial-creator>
    <meta:creation-date>2013-01-07T15:53:20</meta:creation-date>
    <dc:date>2013-01-07T16:07:04</dc:date>
    <dc:creator>jiangrui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3.6$Linux_X86_64 LibreOffice_project/2ef5aff-a6fb0ff-166bdff-cf087ad-0f1389</meta:generator>
  </office:meta>
</office:document-meta>
</file>